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4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erif1" svg:font-family="'Liberation Serif'" style:font-adornments="Regular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3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3" fo:language="pt" fo:country="BR" officeooo:rsid="0024cff8" officeooo:paragraph-rsid="0024cff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3" fo:language="pt" fo:country="BR" officeooo:rsid="0018dcc8" officeooo:paragraph-rsid="0014f7c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3" fo:language="pt" fo:country="BR" fo:font-weight="bold" officeooo:rsid="0018dcc8" officeooo:paragraph-rsid="0014f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3" fo:language="pt" fo:country="BR" fo:font-weight="normal" officeooo:rsid="0018dcc8" officeooo:paragraph-rsid="0014f7c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3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3" fo:language="pt" fo:country="BR" fo:font-weight="normal" officeooo:rsid="0024cff8" officeooo:paragraph-rsid="0024cff8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3" fo:language="pt" fo:country="BR" officeooo:rsid="001636ea" officeooo:paragraph-rsid="0014f7c9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3" fo:language="pt" fo:country="BR" officeooo:rsid="0024cff8" officeooo:paragraph-rsid="0024cff8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3" fo:language="pt" fo:country="BR" fo:font-weight="bold" officeooo:rsid="0024cff8" officeooo:paragraph-rsid="0024cff8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3" fo:language="pt" fo:country="BR" officeooo:rsid="001636ea" officeooo:paragraph-rsid="0014f7c9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3" fo:language="pt" fo:country="BR" officeooo:rsid="0024cff8" officeooo:paragraph-rsid="0024cff8"/>
    </style:style>
    <style:style style:name="P14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4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7" style:font-size-complex="12pt" style:language-complex="ar" style:country-complex="SA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4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4" fo:font-size="12pt" fo:language="pt" fo:country="BR" officeooo:paragraph-rsid="0014f7c9" style:font-size-asian="12pt" style:language-asian="en" style:country-asian="US" style:font-name-complex="Arial7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style="normal" fo:font-weight="bold" officeooo:rsid="004634d4" officeooo:paragraph-rsid="0048ba5f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officeooo:paragraph-rsid="00169e86" style:font-size-asian="12pt" style:language-asian="en" style:country-asian="US" style:font-name-complex="Arial7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4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6377c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4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4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4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3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37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3" fo:language="pt" fo:country="BR" fo:font-weight="normal" officeooo:rsid="0018dcc8" officeooo:paragraph-rsid="0014f7c9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3" fo:language="pt" fo:country="BR" officeooo:rsid="001636ea" officeooo:paragraph-rsid="0014f7c9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3" fo:language="pt" fo:country="BR" fo:font-weight="bold" officeooo:rsid="001636ea" officeooo:paragraph-rsid="0014f7c9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3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41" style:family="paragraph" style:parent-style-name="Standard">
      <style:paragraph-properties fo:line-height="150%" fo:text-align="justify" style:justify-single-word="false" style:writing-mode="lr-tb"/>
    </style:style>
    <style:style style:name="P42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43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44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style:font-name="Arial3" fo:font-size="12pt" fo:language="pt" fo:country="BR" officeooo:paragraph-rsid="0025c4d3" style:font-size-asian="12pt" style:language-asian="en" style:country-asian="US" style:font-name-complex="Arial7" style:font-size-complex="12pt" style:language-complex="ar" style:country-complex="SA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06377cd"/>
    </style:style>
    <style:style style:name="P46" style:family="paragraph" style:parent-style-name="Standard">
      <style:text-properties officeooo:paragraph-rsid="006377cd"/>
    </style:style>
    <style:style style:name="P47" style:family="paragraph" style:parent-style-name="Standard">
      <style:text-properties officeooo:paragraph-rsid="00642e20"/>
    </style:style>
    <style:style style:name="P48" style:family="paragraph" style:parent-style-name="Standard">
      <style:text-properties style:font-name="Arial4" fo:font-size="12pt" fo:language="pt" fo:country="BR" fo:font-style="normal" fo:font-weight="normal" officeooo:rsid="0051782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9" style:family="paragraph" style:parent-style-name="Standard">
      <style:text-properties style:font-name="Arial4" fo:font-size="12pt" fo:language="pt" fo:country="BR" fo:font-style="normal" fo:font-weight="normal" officeooo:rsid="0048ba5f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0" style:family="paragraph" style:parent-style-name="Standard">
      <style:text-properties fo:font-weight="normal" officeooo:rsid="00517821" style:font-weight-asian="normal" style:font-weight-complex="normal"/>
    </style:style>
    <style:style style:name="P5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text-align="center" style:justify-single-word="false" fo:break-before="page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color="#000000" style:font-name="Arial4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4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3a3ee6" style:font-weight-asian="normal" style:font-weight-complex="normal"/>
    </style:style>
    <style:style style:name="P6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2d2659" style:font-weight-asian="normal" style:font-weight-complex="normal"/>
    </style:style>
    <style:style style:name="P62" style:family="paragraph" style:parent-style-name="Bibliography_20_1">
      <style:paragraph-properties fo:line-height="115%" fo:text-align="justify" style:justify-single-word="false"/>
      <style:text-properties fo:font-variant="normal" fo:text-transform="none" fo:color="#000000" style:font-name="Arial5" fo:font-size="12pt" fo:letter-spacing="normal" fo:font-style="normal" fo:font-weight="normal" officeooo:paragraph-rsid="002d2659" style:font-size-asian="12pt" style:font-weight-asian="normal" style:font-size-complex="12pt" style:font-weight-complex="normal"/>
    </style:style>
    <style:style style:name="P63" style:family="paragraph" style:parent-style-name="Bibliography_20_1">
      <style:paragraph-properties fo:line-height="115%" fo:text-align="justify" style:justify-single-word="false"/>
      <style:text-properties fo:font-weight="normal" officeooo:paragraph-rsid="002d2659" style:font-weight-asian="normal" style:font-weight-complex="normal"/>
    </style:style>
    <style:style style:name="P64" style:family="paragraph" style:parent-style-name="Heading_20_1" style:master-page-name="Right_20_Page">
      <style:paragraph-properties style:page-number="15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4" fo:font-size="12pt" fo:language="pt" fo:country="BR" fo:font-weight="bold" officeooo:rsid="00403820" officeooo:paragraph-rsid="0014f7c9" style:letter-kerning="true" style:font-name-asian="SimSun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weight="normal" officeooo:rsid="0069e707" officeooo:paragraph-rsid="0069e70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67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style:font-name="arial" fo:font-weight="normal" officeooo:paragraph-rsid="005a00c6" style:font-weight-asian="normal" style:font-weight-complex="normal"/>
    </style:style>
    <style:style style:name="P68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font-style="normal" fo:font-weight="normal" officeooo:paragraph-rsid="005d58c0" style:font-size-asian="12pt" style:font-weight-asian="normal" style:font-size-complex="12pt" style:font-weight-complex="normal"/>
    </style:style>
    <style:style style:name="P69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70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3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1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3" fo:font-size="12pt" fo:language="pt" fo:country="BR" fo:font-weight="normal" officeooo:rsid="0061aa43" officeooo:paragraph-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72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5c4d3"/>
    </style:style>
    <style:style style:name="T1" style:family="text">
      <style:text-properties style:font-name="Arial4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4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4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4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4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4" fo:font-size="12pt" fo:language="pt" fo:country="BR" fo:font-style="italic" fo:font-weight="normal" officeooo:rsid="00131a0d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4" fo:font-size="12pt" fo:language="pt" fo:country="BR" fo:font-style="italic" fo:font-weight="normal" officeooo:rsid="00246da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4" fo:font-size="12pt" fo:language="pt" fo:country="BR" fo:font-style="italic" fo:font-weight="normal" officeooo:rsid="005d7efb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4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4" fo:font-size="12pt" fo:language="pt" fo:country="BR" fo:font-style="italic" fo:font-weight="normal" officeooo:rsid="0026b94f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1" style:family="text">
      <style:text-properties style:font-name="Arial4" fo:font-size="12pt" fo:language="pt" fo:country="BR" fo:font-style="italic" fo:font-weight="normal" officeooo:rsid="001bb47a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2" style:family="text">
      <style:text-properties style:font-name="Arial4" fo:font-size="12pt" fo:language="pt" fo:country="BR" fo:font-style="italic" fo:font-weight="normal" officeooo:rsid="001c7f99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3" style:family="text">
      <style:text-properties style:font-name="Arial4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7" style:font-size-complex="12pt" style:language-complex="ar" style:country-complex="SA" style:font-style-complex="italic"/>
    </style:style>
    <style:style style:name="T14" style:family="text">
      <style:text-properties style:font-name="Arial4" fo:font-size="12pt" fo:language="pt" fo:country="BR" fo:font-weight="normal" officeooo: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5" style:family="text">
      <style:text-properties style:font-name="Arial4" fo:font-size="12pt" fo:language="pt" fo:country="BR" fo:font-weight="normal" officeooo:rsid="002b6a12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6" style:family="text">
      <style:text-properties style:font-name="Arial4" fo:font-size="12pt" fo:language="pt" fo:country="BR" fo:font-weight="normal" officeooo:rsid="0061fed8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7" style:family="text">
      <style:text-properties style:font-name="Arial4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7" style:font-size-complex="12pt" style:language-complex="hi" style:country-complex="IN" style:font-weight-complex="normal"/>
    </style:style>
    <style:style style:name="T18" style:family="text">
      <style:text-properties style:font-name="Arial4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9" style:family="text">
      <style:text-properties style:font-name="Arial4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0" style:family="text">
      <style:text-properties style:font-name="Arial4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1" style:family="text">
      <style:text-properties style:font-name="Arial4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2" style:family="text">
      <style:text-properties style:font-name="Arial4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3" style:family="text">
      <style:text-properties style:font-name="Arial4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4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4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4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4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4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29" style:family="text">
      <style:text-properties style:font-name="Arial4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0" style:family="text">
      <style:text-properties style:font-name="Arial4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1" style:family="text">
      <style:text-properties style:font-name="Arial4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2" style:family="text">
      <style:text-properties style:font-name="Arial4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3" style:family="text">
      <style:text-properties style:font-name="Arial4" fo:font-size="12pt" fo:language="pt" fo:country="BR" fo:font-style="normal" fo:font-weight="normal" officeooo:rsid="00131a0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4" style:family="text">
      <style:text-properties style:font-name="Arial4" fo:font-size="12pt" fo:language="pt" fo:country="BR" fo:font-style="normal" fo:font-weight="normal" officeooo:rsid="00392a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5" style:family="text">
      <style:text-properties style:font-name="Arial4" fo:font-size="12pt" fo:language="pt" fo:country="BR" fo:font-style="normal" fo:font-weight="normal" officeooo:rsid="002d2659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4" fo:font-size="12pt" fo:language="pt" fo:country="BR" fo:font-style="normal" fo:font-weight="normal" officeooo:rsid="00143658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4" fo:font-size="12pt" fo:language="pt" fo:country="BR" fo:font-style="normal" fo:font-weight="normal" officeooo:rsid="00330e1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4" fo:font-size="12pt" fo:language="pt" fo:country="BR" fo:font-style="normal" fo:font-weight="normal" officeooo:rsid="0018400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4" fo:font-size="12pt" fo:language="pt" fo:country="BR" fo:font-style="normal" fo:font-weight="normal" officeooo:rsid="0014b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4" fo:font-size="12pt" fo:language="pt" fo:country="BR" fo:font-style="normal" fo:font-weight="normal" officeooo:rsid="0018f4a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4" fo:font-size="12pt" fo:language="pt" fo:country="BR" fo:font-style="normal" fo:font-weight="normal" officeooo:rsid="001a37b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4" fo:font-size="12pt" fo:language="pt" fo:country="BR" fo:font-style="normal" fo:font-weight="normal" officeooo:rsid="0022521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4" fo:font-size="12pt" fo:language="pt" fo:country="BR" fo:font-style="normal" fo:font-weight="normal" officeooo:rsid="002b8b8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4" style:family="text">
      <style:text-properties style:font-name="Arial4" fo:font-size="12pt" fo:language="pt" fo:country="BR" fo:font-style="normal" fo:font-weight="normal" officeooo:rsid="00246da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5" style:family="text">
      <style:text-properties style:font-name="Arial4" fo:font-size="12pt" fo:language="pt" fo:country="BR" fo:font-style="normal" fo:font-weight="normal" officeooo:rsid="003e6ce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4" fo:font-size="12pt" fo:language="pt" fo:country="BR" fo:font-style="normal" fo:font-weight="normal" officeooo:rsid="00440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4" fo:font-size="12pt" fo:language="pt" fo:country="BR" fo:font-style="normal" fo:font-weight="normal" officeooo:rsid="0026b94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8" style:family="text">
      <style:text-properties style:font-name="Arial4" fo:font-size="12pt" fo:language="pt" fo:country="BR" fo:font-style="normal" fo:font-weight="normal" officeooo:rsid="003a3e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4" fo:font-size="12pt" fo:language="pt" fo:country="BR" fo:font-style="normal" fo:font-weight="normal" officeooo:rsid="002f1ce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0" style:family="text">
      <style:text-properties style:font-name="Arial4" fo:font-size="12pt" fo:language="pt" fo:country="BR" fo:font-style="normal" fo:font-weight="normal" officeooo:rsid="00644ab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1" style:family="text">
      <style:text-properties style:font-name="Arial4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2" style:family="text">
      <style:text-properties style:font-name="Arial4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4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4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5" style:family="text">
      <style:text-properties style:font-name="Arial4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6" style:family="text">
      <style:text-properties style:font-name="Arial4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7" style:family="text">
      <style:text-properties style:font-name="Arial4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4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9" style:family="text">
      <style:text-properties style:font-name="Arial4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4" fo:font-size="12pt" fo:language="pt" fo:country="BR" fo:font-style="normal" fo:font-weight="normal" officeooo:rsid="0026b94f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1" style:family="text">
      <style:text-properties style:font-name="Arial4" fo:font-size="12pt" fo:language="pt" fo:country="BR" fo:font-style="normal" fo:font-weight="normal" officeooo:rsid="00290ff3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2" style:family="text">
      <style:text-properties style:font-name="Arial4" fo:font-size="12pt" fo:language="pt" fo:country="BR" fo:font-style="normal" fo:font-weight="normal" officeooo:rsid="002b8b8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4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4" style:family="text">
      <style:text-properties style:font-name="Arial4" fo:font-size="12pt" fo:language="pt" fo:country="BR" fo:font-style="normal" fo:font-weight="normal" officeooo:rsid="001b864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5" style:family="text">
      <style:text-properties style:font-name="Arial4" fo:font-size="12pt" fo:language="pt" fo:country="BR" fo:font-style="normal" fo:font-weight="normal" officeooo:rsid="002f1ce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6" style:family="text">
      <style:text-properties style:font-name="Arial4" fo:font-size="12pt" fo:language="pt" fo:country="BR" fo:font-style="normal" fo:font-weight="normal" officeooo:rsid="001bb47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7" style:family="text">
      <style:text-properties style:font-name="Arial4" fo:font-size="12pt" fo:language="pt" fo:country="BR" fo:font-style="normal" fo:font-weight="normal" officeooo:rsid="001c7f9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8" style:family="text">
      <style:text-properties style:font-name="Arial4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69" style:family="text">
      <style:text-properties style:font-name="Arial4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0" style:family="text">
      <style:text-properties style:font-name="Arial4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1" style:family="text">
      <style:text-properties style:font-name="Arial4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72" style:family="text">
      <style:text-properties style:font-name="Arial4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3" style:family="text">
      <style:text-properties style:font-name="Arial4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4" style:family="text">
      <style:text-properties style:font-name="Arial4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5" style:family="text">
      <style:text-properties style:font-name="Arial4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6" style:family="text">
      <style:text-properties style:font-name="Arial4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7" style:family="text">
      <style:text-properties style:font-name="Arial4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78" style:family="text">
      <style:text-properties style:font-name="Arial4" fo:font-size="12pt" fo:language="pt" fo:country="BR" fo:font-weight="bold" officeooo: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79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80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81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82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83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84" style:family="text">
      <style:text-properties fo:color="#000000" style:font-name="Arial4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5" style:family="text">
      <style:text-properties fo:color="#000000" style:font-name="Arial4" fo:font-size="12pt" fo:language="pt" fo:country="BR" fo:font-style="normal" officeooo:rsid="003a3ee6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6" style:family="text">
      <style:text-properties fo:color="#000000" style:font-name="Arial4" fo:font-size="12pt" fo:language="pt" fo:country="BR" fo:font-style="normal" officeooo:rsid="00382bf9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7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88" style:family="text">
      <style:text-properties fo:color="#000000" style:text-outline="false" style:text-line-through-style="none" style:text-line-through-type="none" style:font-name="arial" fo:font-size="12pt" fo:letter-spacing="normal" fo:language="pt" fo:country="BR" fo:font-style="normal" fo:text-shadow="none" style:text-underline-style="none" fo:font-weight="normal" officeooo:rsid="0025c4d3" style:letter-kerning="true" style:font-size-asian="12pt" style:language-asian="en" style:country-asian="US" style:font-style-asian="normal" style:font-weight-asian="normal" style:font-name-complex="Arial7" style:font-size-complex="12pt" style:language-complex="ar" style:country-complex="SA" style:font-weight-complex="normal" style:text-emphasize="none"/>
    </style:style>
    <style:style style:name="T89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90" style:family="text">
      <style:text-properties style:font-name="Arial3" fo:font-size="12pt" fo:language="pt" fo:country="BR" fo:font-weight="normal" officeooo: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1" style:family="text">
      <style:text-properties style:font-name="Arial3" fo:font-size="12pt" fo:language="pt" fo:country="BR" fo:font-weight="normal" officeooo: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92" style:family="text">
      <style:text-properties style:font-name="Arial3" fo:language="pt" fo:country="BR" fo:font-weight="normal" officeooo:rsid="0018dcc8" style:font-weight-asian="normal" style:font-weight-complex="normal"/>
    </style:style>
    <style:style style:name="T93" style:family="text">
      <style:text-properties style:font-name="Arial3" fo:language="pt" fo:country="BR" fo:font-weight="normal" officeooo:rsid="0024cff8" style:font-weight-asian="normal" style:font-weight-complex="normal"/>
    </style:style>
    <style:style style:name="T94" style:family="text">
      <style:text-properties style:font-name="Arial3" fo:language="pt" fo:country="BR" fo:font-weight="normal" officeooo:rsid="0043eb0d" style:font-weight-asian="normal" style:font-weight-complex="normal"/>
    </style:style>
    <style:style style:name="T95" style:family="text">
      <style:text-properties officeooo:rsid="0024cff8"/>
    </style:style>
    <style:style style:name="T96" style:family="text">
      <style:text-properties fo:font-weight="bold" officeooo:rsid="0025c4d3" style:font-weight-asian="bold"/>
    </style:style>
    <style:style style:name="T97" style:family="text">
      <style:text-properties fo:font-weight="bold" officeooo:rsid="00275b99" style:font-weight-asian="bold"/>
    </style:style>
    <style:style style:name="T98" style:family="text">
      <style:text-properties fo:font-weight="bold" officeooo:rsid="00330e12" style:font-weight-asian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25c4d3" style:font-weight-asian="normal" style:font-weight-complex="normal"/>
    </style:style>
    <style:style style:name="T101" style:family="text">
      <style:text-properties fo:font-weight="normal" officeooo:rsid="0043eb0d" style:font-weight-asian="normal" style:font-weight-complex="normal"/>
    </style:style>
    <style:style style:name="T102" style:family="text">
      <style:text-properties fo:font-weight="normal" officeooo:rsid="005235c4" style:font-weight-asian="normal" style:font-weight-complex="normal"/>
    </style:style>
    <style:style style:name="T103" style:family="text">
      <style:text-properties fo:font-weight="normal" officeooo:rsid="0053f2d4" style:font-weight-asian="normal" style:font-weight-complex="normal"/>
    </style:style>
    <style:style style:name="T104" style:family="text">
      <style:text-properties fo:font-weight="normal" officeooo:rsid="005eb0fe" style:font-weight-asian="normal" style:font-weight-complex="normal"/>
    </style:style>
    <style:style style:name="T105" style:family="text">
      <style:text-properties fo:font-weight="normal" officeooo:rsid="0061fed8" style:font-weight-asian="normal" style:font-weight-complex="normal"/>
    </style:style>
    <style:style style:name="T106" style:family="text">
      <style:text-properties fo:font-weight="normal" officeooo:rsid="00644ab5" style:font-weight-asian="normal" style:font-weight-complex="normal"/>
    </style:style>
    <style:style style:name="T107" style:family="text">
      <style:text-properties officeooo:rsid="002518ac"/>
    </style:style>
    <style:style style:name="T108" style:family="text">
      <style:text-properties officeooo:rsid="0025c4d3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43eb0d" style:font-style-asian="italic" style:font-style-complex="italic"/>
    </style:style>
    <style:style style:name="T111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12" style:family="text">
      <style:text-properties fo:font-style="italic" officeooo:rsid="005e26ca" fo:background-color="transparent" loext:char-shading-value="0" style:font-style-asian="italic" style:font-style-complex="italic"/>
    </style:style>
    <style:style style:name="T113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14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1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style:font-name="Arial5" fo:letter-spacing="normal"/>
    </style:style>
    <style:style style:name="T118" style:family="text">
      <style:text-properties fo:font-variant="normal" fo:text-transform="none" style:font-name="Arial5" fo:letter-spacing="normal" officeooo:rsid="0053f2d4"/>
    </style:style>
    <style:style style:name="T119" style:family="text">
      <style:text-properties style:use-window-font-color="true" style:font-name="Arial4" fo:font-size="12pt" fo:language="pt" fo:country="BR" fo:font-weight="normal" officeooo:rsid="000d384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0" style:family="text">
      <style:text-properties style:use-window-font-color="true" style:font-name="Arial4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1" style:family="text">
      <style:text-properties style:use-window-font-color="true" style:font-name="Arial4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2" style:family="text">
      <style:text-properties style:use-window-font-color="true" style:font-name="Arial4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3" style:family="text">
      <style:text-properties style:use-window-font-color="true" style:font-name="Arial4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4" style:family="text">
      <style:text-properties style:use-window-font-color="true" style:font-name="Arial4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25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26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27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28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29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30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31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32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33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36" style:family="text">
      <style:text-properties fo:font-style="normal" officeooo:rsid="00421411" style:font-style-asian="normal" style:font-style-complex="normal"/>
    </style:style>
    <style:style style:name="T137" style:family="text">
      <style:text-properties officeooo:rsid="00330e12"/>
    </style:style>
    <style:style style:name="T138" style:family="text">
      <style:text-properties style:font-name="Arial6" fo:font-style="normal" officeooo:rsid="002b7b8a" fo:background-color="transparent" loext:char-shading-value="0" style:font-size-asian="10.5pt" style:font-style-asian="normal" style:font-style-complex="normal"/>
    </style:style>
    <style:style style:name="T139" style:family="text">
      <style:text-properties style:font-name="Arial6" fo:font-style="normal" officeooo:rsid="002e5cb2" fo:background-color="transparent" loext:char-shading-value="0" style:font-size-asian="10.5pt" style:font-style-asian="normal" style:font-style-complex="normal"/>
    </style:style>
    <style:style style:name="T140" style:family="text">
      <style:text-properties style:font-name="Arial6" fo:font-style="normal" officeooo:rsid="0029cbea" fo:background-color="transparent" loext:char-shading-value="0" style:font-size-asian="10.5pt" style:font-style-asian="normal" style:font-style-complex="normal"/>
    </style:style>
    <style:style style:name="T141" style:family="text">
      <style:text-properties style:font-name="Arial6" fo:font-style="italic" officeooo:rsid="002b7b8a" fo:background-color="transparent" loext:char-shading-value="0" style:font-size-asian="10.5pt" style:font-style-asian="italic" style:font-style-complex="italic"/>
    </style:style>
    <style:style style:name="T142" style:family="text">
      <style:text-properties style:font-name="Arial6" fo:font-style="italic" officeooo:rsid="0029ef1b" fo:background-color="transparent" loext:char-shading-value="0" style:font-size-asian="10.5pt" style:font-style-asian="italic" style:font-style-complex="italic"/>
    </style:style>
    <style:style style:name="T143" style:family="text">
      <style:text-properties officeooo:rsid="0033bdf9"/>
    </style:style>
    <style:style style:name="T144" style:family="text">
      <style:text-properties officeooo:rsid="003bc474"/>
    </style:style>
    <style:style style:name="T145" style:family="text">
      <style:text-properties officeooo:rsid="00407c8f"/>
    </style:style>
    <style:style style:name="T146" style:family="text">
      <style:text-properties officeooo:rsid="0043eb0d"/>
    </style:style>
    <style:style style:name="T147" style:family="text">
      <style:text-properties officeooo:rsid="00440421"/>
    </style:style>
    <style:style style:name="T148" style:family="text">
      <style:text-properties officeooo:rsid="004634d4"/>
    </style:style>
    <style:style style:name="T149" style:family="text">
      <style:text-properties officeooo:rsid="004748ea"/>
    </style:style>
    <style:style style:name="T150" style:family="text">
      <style:text-properties officeooo:rsid="004d2bb1"/>
    </style:style>
    <style:style style:name="T151" style:family="text">
      <style:text-properties officeooo:rsid="0054d12e"/>
    </style:style>
    <style:style style:name="T152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53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54" style:family="text">
      <style:text-properties officeooo:rsid="005eb0fe"/>
    </style:style>
    <style:style style:name="T155" style:family="text">
      <style:text-properties officeooo:rsid="005efa5d"/>
    </style:style>
    <style:style style:name="T156" style:family="text">
      <style:text-properties officeooo:rsid="005f8a26"/>
    </style:style>
    <style:style style:name="T157" style:family="text">
      <style:text-properties officeooo:rsid="0061fed8"/>
    </style:style>
    <style:style style:name="T158" style:family="text">
      <style:text-properties fo:language="pt" fo:country="BR" style:language-asian="en" style:country-asian="US" style:language-complex="ar" style:country-complex="SA"/>
    </style:style>
    <style:style style:name="T159" style:family="text">
      <style:text-properties officeooo:rsid="00644ab5"/>
    </style:style>
    <style:style style:name="T160" style:family="text">
      <style:text-properties officeooo:rsid="00678d85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1.041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ITUTO FEDERAL DE EDUCAÇÃO, CIÊNCIA E </text:p>
      <text:p text:style-name="P12">TECNOLOGIA DE SÃO PAULO</text:p>
      <text:p text:style-name="P9">CÂMPU<text:span text:style-name="T95">S VOTUPORANGA</text:span></text:p>
      <text:p text:style-name="P38"/>
      <text:p text:style-name="P38"/>
      <text:p text:style-name="P38"/>
      <text:p text:style-name="P38"/>
      <text:p text:style-name="P38"/>
      <text:p text:style-name="P10">MARIANA DE ALMEIDA RODRIGUES</text:p>
      <text:p text:style-name="P38"/>
      <text:p text:style-name="P38"/>
      <text:p text:style-name="P39"/>
      <text:p text:style-name="P11">BOAS PRÁTICAS DE PROGRAMAÇÃO NO DESENVOLVIMENTO DE APLICAÇÕES WEB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VOTUPORANGA</text:p>
      <text:p text:style-name="P3">2020</text:p>
      <text:p text:style-name="P13">Mariana de Almeida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BOAS PRÁTICAS DE PROGRAMAÇÃO NO DESENVOLVIMENTO DE APLICAÇÕES WEB </text:p>
      <text:p text:style-name="P5"/>
      <text:p text:style-name="P5"/>
      <text:p text:style-name="P43"><text:span text:style-name="T92">Trabalho de Conclusão de Curso apresentado como exigência parcial para obtenção do diploma do curso </text:span><text:span text:style-name="T94">Técnico em Informática Integrado ao Ensino Médio</text:span><text:span text:style-name="T87"> no </text:span><text:span text:style-name="T92">Instituto Federal de Educação, Ciência e Tecnologia de São Paulo, Câmpus </text:span><text:span text:style-name="T93">Votuporanga</text:span><text:span text:style-name="T92">.</text:span></text:p>
      <text:p text:style-name="P6"/>
      <text:p text:style-name="P37">Professor Orientador: <text:span text:style-name="T95">Ubiratan Zakaib do Nascimento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otuporanga</text:p>
      <text:p text:style-name="P8">2020</text:p>
      <text:p text:style-name="P33">LISTA DE S<text:span text:style-name="T107">IGLAS</text:span></text:p>
      <text:p text:style-name="P15"/>
      <text:p text:style-name="P30"><text:span text:style-name="T17">PHP - </text:span><text:span text:style-name="T113">PHP: Hypertext Preprocessor </text:span></text:p>
      <text:p text:style-name="P30"><text:span text:style-name="T114">SQL - </text:span><text:span text:style-name="T113">Structured Query Language</text:span></text:p>
      <text:p text:style-name="P30"><text:span text:style-name="T114">URL - </text:span><text:span text:style-name="T113">Uniform Resource Locator</text:span></text:p>
      <text:p text:style-name="P19"/>
      <text:p text:style-name="P29"/>
      <text:table-of-content text:style-name="Sect1" text:name="Índice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Índice1_Head">
            <text:p text:style-name="P53">SUMÁRIO</text:p>
          </text:index-title>
          <text:p text:style-name="P51"><text:a xlink:type="simple" xlink:href="#__RefHeading___Toc1530_722870434" text:style-name="Index_20_Link" text:visited-style-name="Index_20_Link">1 INTRODUÇÃO<text:tab/>15</text:a></text:p>
          <text:p text:style-name="P52"><text:a xlink:type="simple" xlink:href="#__RefHeading___Toc1636_722870434" text:style-name="Index_20_Link" text:visited-style-name="Index_20_Link">1.2 OBJETIVO GERAL<text:tab/>15</text:a></text:p>
          <text:p text:style-name="P52"><text:a xlink:type="simple" xlink:href="#__RefHeading___Toc1668_722870434" text:style-name="Index_20_Link" text:visited-style-name="Index_20_Link">1.3 OBJETIVOS ESPECÍFICOS<text:tab/>15</text:a></text:p>
          <text:p text:style-name="P52"><text:a xlink:type="simple" xlink:href="#__RefHeading___Toc1666_722870434" text:style-name="Index_20_Link" text:visited-style-name="Index_20_Link">1.</text:a><text:a xlink:type="simple" xlink:href="#__RefHeading___Toc1666_722870434" text:style-name="Index_20_Link" text:visited-style-name="Index_20_Link">4</text:a><text:a xlink:type="simple" xlink:href="#__RefHeading___Toc1666_722870434" text:style-name="Index_20_Link" text:visited-style-name="Index_20_Link"> </text:a><text:a xlink:type="simple" xlink:href="#__RefHeading___Toc1666_722870434" text:style-name="Index_20_Link" text:visited-style-name="Index_20_Link">JUSTIFICATIVA</text:a><text:a xlink:type="simple" xlink:href="#__RefHeading___Toc1666_722870434" text:style-name="Index_20_Link" text:visited-style-name="Index_20_Link"><text:tab/>16</text:a></text:p>
          <text:p text:style-name="P52"><text:a xlink:type="simple" xlink:href="#__RefHeading___Toc1664_722870434" text:style-name="Index_20_Link" text:visited-style-name="Index_20_Link">1.5 METODOLOGIA<text:tab/>16</text:a></text:p>
          <text:p text:style-name="P52"><text:a xlink:type="simple" xlink:href="#__RefHeading___Toc1662_722870434" text:style-name="Index_20_Link" text:visited-style-name="Index_20_Link">1.6 ESTADO DA ARTE<text:tab/>17</text:a></text:p>
          <text:p text:style-name="P51"><text:a xlink:type="simple" xlink:href="#__RefHeading___Toc1532_722870434" text:style-name="Index_20_Link" text:visited-style-name="Index_20_Link">2 CONCEITOS BÁSICOS SOBRE O TEMA EM ESTUDO<text:tab/>19</text:a></text:p>
          <text:p text:style-name="P52"><text:a xlink:type="simple" xlink:href="#__RefHeading___Toc1660_722870434" text:style-name="Index_20_Link" text:visited-style-name="Index_20_Link">2.1 SEGURANÇA DA INFORMAÇÃO<text:tab/>19</text:a></text:p>
          <text:p text:style-name="P52"><text:a xlink:type="simple" xlink:href="#__RefHeading___Toc1658_722870434" text:style-name="Index_20_Link" text:visited-style-name="Index_20_Link">2.2 PILARES DA SEGURANÇA<text:tab/>20</text:a></text:p>
          <text:p text:style-name="P51"><text:a xlink:type="simple" xlink:href="#__RefHeading___Toc1534_722870434" text:style-name="Index_20_Link" text:visited-style-name="Index_20_Link">3</text:a><text:a xlink:type="simple" xlink:href="#__RefHeading___Toc1534_722870434" text:style-name="Index_20_Link" text:visited-style-name="Index_20_Link"> </text:a><text:a xlink:type="simple" xlink:href="#__RefHeading___Toc1534_722870434" text:style-name="Index_20_Link" text:visited-style-name="Index_20_Link">DESENVOLVIMENTO</text:a><text:a xlink:type="simple" xlink:href="#__RefHeading___Toc1534_722870434" text:style-name="Index_20_Link" text:visited-style-name="Index_20_Link"><text:tab/>21</text:a></text:p>
          <text:p text:style-name="P52"><text:a xlink:type="simple" xlink:href="#__RefHeading___Toc1656_722870434" text:style-name="Index_20_Link" text:visited-style-name="Index_20_Link">3.1 MATERIAIS E MÉTODOS<text:tab/>21</text:a></text:p>
          <text:p text:style-name="P52"><text:a xlink:type="simple" xlink:href="#__RefHeading___Toc1654_722870434" text:style-name="Index_20_Link" text:visited-style-name="Index_20_Link">3.2 DESCRIÇÃO DAS PRINCIPAIS FERRAMENTAS<text:tab/>21</text:a></text:p>
          <text:p text:style-name="P52"><text:a xlink:type="simple" xlink:href="#__RefHeading___Toc1652_722870434" text:style-name="Index_20_Link" text:visited-style-name="Index_20_Link">3.2.1 APACHE<text:tab/>21</text:a></text:p>
          <text:p text:style-name="P52"><text:a xlink:type="simple" xlink:href="#__RefHeading___Toc1650_722870434" text:style-name="Index_20_Link" text:visited-style-name="Index_20_Link">3.2.2 </text:a><text:a xlink:type="simple" xlink:href="#__RefHeading___Toc1650_722870434" text:style-name="Index_20_Link" text:visited-style-name="Index_20_Link">BOOTSTRAP</text:a><text:a xlink:type="simple" xlink:href="#__RefHeading___Toc1650_722870434" text:style-name="Index_20_Link" text:visited-style-name="Index_20_Link"><text:tab/>22</text:a></text:p>
          <text:p text:style-name="P52"><text:a xlink:type="simple" xlink:href="#__RefHeading___Toc1648_722870434" text:style-name="Index_20_Link" text:visited-style-name="Index_20_Link">3.2.3 </text:a><text:a xlink:type="simple" xlink:href="#__RefHeading___Toc1648_722870434" text:style-name="Index_20_Link" text:visited-style-name="Index_20_Link">DVWA</text:a><text:a xlink:type="simple" xlink:href="#__RefHeading___Toc1648_722870434" text:style-name="Index_20_Link" text:visited-style-name="Index_20_Link"><text:tab/>22</text:a></text:p>
          <text:p text:style-name="P52"><text:a xlink:type="simple" xlink:href="#__RefHeading___Toc1646_722870434" text:style-name="Index_20_Link" text:visited-style-name="Index_20_Link">3.2.4 </text:a><text:a xlink:type="simple" xlink:href="#__RefHeading___Toc1646_722870434" text:style-name="Index_20_Link" text:visited-style-name="Index_20_Link">JAVASCRIPT</text:a><text:a xlink:type="simple" xlink:href="#__RefHeading___Toc1646_722870434" text:style-name="Index_20_Link" text:visited-style-name="Index_20_Link"><text:tab/>22</text:a></text:p>
          <text:p text:style-name="P52"><text:a xlink:type="simple" xlink:href="#__RefHeading___Toc1644_722870434" text:style-name="Index_20_Link" text:visited-style-name="Index_20_Link"><text:s/>3.2.5 </text:a><text:a xlink:type="simple" xlink:href="#__RefHeading___Toc1644_722870434" text:style-name="Index_20_Link" text:visited-style-name="Index_20_Link">MYSQL</text:a><text:a xlink:type="simple" xlink:href="#__RefHeading___Toc1644_722870434" text:style-name="Index_20_Link" text:visited-style-name="Index_20_Link"><text:tab/>23</text:a></text:p>
          <text:p text:style-name="P52"><text:a xlink:type="simple" xlink:href="#__RefHeading___Toc1642_722870434" text:style-name="Index_20_Link" text:visited-style-name="Index_20_Link">3.2.6 </text:a><text:a xlink:type="simple" xlink:href="#__RefHeading___Toc1642_722870434" text:style-name="Index_20_Link" text:visited-style-name="Index_20_Link">NETBEANS IDE</text:a><text:a xlink:type="simple" xlink:href="#__RefHeading___Toc1642_722870434" text:style-name="Index_20_Link" text:visited-style-name="Index_20_Link"><text:tab/>23</text:a></text:p>
          <text:p text:style-name="P52"><text:a xlink:type="simple" xlink:href="#__RefHeading___Toc1640_722870434" text:style-name="Index_20_Link" text:visited-style-name="Index_20_Link"><text:s/>3.2.</text:a><text:a xlink:type="simple" xlink:href="#__RefHeading___Toc1640_722870434" text:style-name="Index_20_Link" text:visited-style-name="Index_20_Link">7</text:a><text:a xlink:type="simple" xlink:href="#__RefHeading___Toc1640_722870434" text:style-name="Index_20_Link" text:visited-style-name="Index_20_Link"> </text:a><text:a xlink:type="simple" xlink:href="#__RefHeading___Toc1640_722870434" text:style-name="Index_20_Link" text:visited-style-name="Index_20_Link">PHP</text:a><text:a xlink:type="simple" xlink:href="#__RefHeading___Toc1640_722870434" text:style-name="Index_20_Link" text:visited-style-name="Index_20_Link"><text:tab/>23</text:a></text:p>
          <text:p text:style-name="P52"><text:a xlink:type="simple" xlink:href="#__RefHeading___Toc1638_722870434" text:style-name="Index_20_Link" text:visited-style-name="Index_20_Link">3.2.8 VIRTUALBOX<text:tab/>24</text:a></text:p>
        </text:index-body>
      </text:table-of-content>
      <text:p text:style-name="P65"/>
      <text:h text:style-name="P64" text:outline-level="1"><text:bookmark-start text:name="__RefHeading___Toc1530_722870434"/>1 INTRODUÇÃO<text:bookmark-end text:name="__RefHeading___Toc1530_722870434"/></text:h>
      <text:p text:style-name="P27"><text:tab/>O <text:span text:style-name="T160">trabalho</text:span> tem a finalidade de mostrar formas <text:span text:style-name="T146">que pretendem</text:span> deixar o desenvolvimento, neste caso destinado à <text:span text:style-name="T109">web</text:span>, mais seguro, mitigando ao máximo, as possíveis falhas ou <text:span text:style-name="T146">vulnerabilidades</text:span>. Para o norteamento dos principais problemas de segurança, foi usado o OWASP <text:span text:style-name="T108">(</text:span>Projeto Aberto de Segurança em Aplicações Web), que visa demonstrar <text:span text:style-name="T146">um </text:span><text:span text:style-name="T110">ranking</text:span><text:span text:style-name="T146"> d</text:span>as maiores falhas do ano e listá-las em tópicos, entre outras coisas como documentos, artigos, ferramentas do ramo <text:span text:style-name="T144">(</text:span>OWASP, 2020).</text:p>
      <text:p text:style-name="P28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66">Para trazer visibilidade ao tema, será feito uma aplicação segura, esta será o modelo correto a ser seguido, no caso apresentado. Para realizar a comparação, será usado uma aplicação já pronta, totalmente vulnerável, para representar um site feito fora das normas de segurança. </text:p>
      <text:p text:style-name="Heading_20_2"><text:bookmark-start text:name="__RefHeading___Toc1636_722870434"/><text:span text:style-name="T97">1.</text:span><text:span text:style-name="T96">2 OBJETIVO GERAL</text:span><text:bookmark-end text:name="__RefHeading___Toc1636_722870434"/></text:p>
      <text:p text:style-name="P44"><text:span text:style-name="T96"><text:tab/></text:span><text:span text:style-name="T100">Ressaltar a importância de uma programação pensada corretamente, que v</text:span><text:span text:style-name="T101">isa </text:span><text:span text:style-name="T100">gerar mais segurança tanto para quem programa, </text:span><text:span text:style-name="T101">como </text:span><text:span text:style-name="T100">para quem compra o produto e principalmente para quem usa. </text:span><text:span text:style-name="T101">Apresentar</text:span><text:span text:style-name="T100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0"/>
      <text:p text:style-name="Heading_20_2"><text:bookmark-start text:name="__RefHeading___Toc1668_722870434"/><text:span text:style-name="T97">1.</text:span><text:span text:style-name="T98">3</text:span><text:span text:style-name="T96"> OBJETIVOS ESPECÍFICOS</text:span><text:bookmark-end text:name="__RefHeading___Toc1668_722870434"/></text:p>
      <text:list xml:id="list4107885040" text:style-name="L1">
        <text:list-item>
          <text:p text:style-name="P69"><text:span text:style-name="T88">Demonstrar uma aplica</text:span><text:span text:style-name="T89">ção vulnerável, que não segue os devidos cuidados;</text:span></text:p>
        </text:list-item>
        <text:list-item>
          <text:p text:style-name="P70">Estudar a linguagem de programação PHP orientada a objeto;</text:p>
        </text:list-item>
        <text:list-item>
          <text:p text:style-name="P72"><text:span text:style-name="T90">Explorar as diversas formas de proteger o sistema </text:span><text:span text:style-name="T91">de</text:span><text:span text:style-name="T90"> ataques;</text:span></text:p>
        </text:list-item>
        <text:list-item>
          <text:p text:style-name="P70">Mostrar os resultados dos ataques em uma aplicação não segura;</text:p>
        </text:list-item>
        <text:list-item>
          <text:p text:style-name="P70"><text:soft-page-break/>Mostrar as falhas de segurança que pode acontecer se a entrada e saída de dados não forem tratadas devidamente.</text:p>
        </text:list-item>
        <text:list-item>
          <text:p text:style-name="P71">Desenvolver uma aplicação simples com algumas técnicas de proteção.</text:p>
        </text:list-item>
      </text:list>
      <text:p text:style-name="P40"/>
      <text:p text:style-name="Heading_20_2"><text:bookmark-start text:name="__RefHeading___Toc1666_722870434"/><text:span text:style-name="T82">1.</text:span><text:span text:style-name="T83">4</text:span><text:span text:style-name="T81"> </text:span><text:span text:style-name="T80">JUSTIFICATIVA </text:span><text:bookmark-end text:name="__RefHeading___Toc1666_722870434"/></text:p>
      <text:p text:style-name="P34"><text:span text:style-name="T79"><text:tab/><text:tab/></text:span><text:span text:style-name="T99">A cada dia, mais pessoas estão conectadas no mundo virtual, oferecendo seus dados, muitas vezes de forma não intencional. O inconveniente é que existem diversos criminosos tentando acessá-los a todo momento. Quando esses dados são expostos por alguém, </text:span><text:span text:style-name="T105">de forma</text:span><text:span text:style-name="T99"> </text:span><text:span text:style-name="T105">ilícita</text:span><text:span text:style-name="T99">, </text:span><text:span text:style-name="T105">com </text:span><text:span text:style-name="T99">vazamento de fotos íntimas, contas de banco, informações pessoais e empresariais, podem se tornar um transtorno maior do que se imagina, como, por exemplo, a fraude em uma eleição devido a dados pessoais.</text:span></text:p>
      <text:p text:style-name="P35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47">e muitas a serem descobertas.</text:span></text:p>
      <text:p text:style-name="P17"/>
      <text:p text:style-name="Heading_20_2"><text:bookmark-start text:name="__RefHeading___Toc1664_722870434"/>1.<text:span text:style-name="T137">5</text:span> <text:span text:style-name="T145">METODOLOGIA</text:span><text:bookmark-end text:name="__RefHeading___Toc1664_722870434"/></text:p>
      <text:p text:style-name="P32"><text:span text:style-name="T78"><text:tab/></text:span><text:span text:style-name="T14">Antes do desenvolvimento prático, deve-se realizar uma pesquisa exploratória e explicativa, </text:span><text:span text:style-name="T16">com o intuito de</text:span><text:span text:style-name="T14"> levantar informações sobre o problema e poder, assim, formular hipóteses mais precisas. Além disso, deve-se fazer pesquisas experimentais e bibliográficas para se familiarizar mais com o tema proposto.</text:span></text:p>
      <text:p text:style-name="P18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18"><text:soft-page-break/><text:tab/><text:tab/>É válido citar que o espaço em que esse estudo <text:span text:style-name="T157">ocorrerá</text:span> é no meio virtual, pois o foco do trabalho são aplicações <text:span text:style-name="T136">web</text:span>. Então <text:span text:style-name="T109">sites</text:span> com vulnerabilidades serão testados com afinco.</text:p>
      <text:p text:style-name="P16"><text:tab/></text:p>
      <text:p text:style-name="Heading_20_2"><text:bookmark-start text:name="__RefHeading___Toc1662_722870434"/>1.<text:span text:style-name="T145">6</text:span> <text:span text:style-name="T145">ESTADO DA ARTE</text:span><text:bookmark-end text:name="__RefHeading___Toc1662_722870434"/></text:p>
      <text:p text:style-name="Standard"><text:span text:style-name="T14"><text:tab/></text:span><text:span text:style-name="T158">De acordo com os autores, L</text:span><text:span text:style-name="Emphasis">ü</text:span><text:span text:style-name="T158">ders e Bianchini (2017), a gestão pública vem adotando medidas que melhoram a segurança das Cidades Inteligentes. Elas formam uma rede de informações que em sua maioria, usa a linguagem de programação PHP em 82,9% e softwares livres. A segurança deve estar em todas as fases do desenvolvimento, pois, a cada dia, a sofisticação dos ataques vem crescendo. 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cookies; e Any File Inclusion, que é quando um atacante insere um arquivo em um URL, que pode executar instruções maliciosas.</text:span></text:p>
      <text:p text:style-name="P41"><text:span text:style-name="T15">O </text:span><text:span text:style-name="T119">auto</text:span><text:span text:style-name="T121">r</text:span><text:span text:style-name="T120"> </text:span><text:span text:style-name="T122">S</text:span><text:span text:style-name="T124">ouza (</text:span><text:span text:style-name="T122">2012), </text:span><text:span text:style-name="T123">diz </text:span><text:span text:style-name="T122">que </text:span><text:span text:style-name="T18">a segurança de aplicações </text:span><text:span text:style-name="T1">Web </text:span><text:span text:style-name="T18">não recebe a notoriedade necessária pelas empresas de desenvolvimento. Tendo isso em mente, utilizou-se a metodologia proposta pela OWASP, </text:span><text:span text:style-name="T19">para realizar uma pesquisa qualitativa, </text:span><text:span text:style-name="T18">com a finalidade de testar se os métodos propostos são possíveis de serem aplicados </text:span><text:span text:style-name="T20">valoriza</text:span><text:span text:style-name="T19">ndo</text:span><text:span text:style-name="T20"> os princípios de segurança </text:span><text:span text:style-name="T19">de </text:span><text:span text:style-name="T20">confidencialidade, integridade, autenticidade e disponibilidade. O </text:span><text:span text:style-name="T19">resultado foi que </text:span><text:span text:style-name="T20">os desenvolvedores não utilizam normas de segurança durante o ciclo </text:span><text:span text:style-name="T22">de </text:span><text:span text:style-name="T20">vida dos projetos de </text:span><text:span text:style-name="T2">software</text:span><text:span text:style-name="T20">. Logo, a solução encontrada </text:span><text:span text:style-name="T21">é</text:span><text:span text:style-name="T20"> adotar técnicas e recomendações de segurança no desenvolvimento de aplicações </text:span><text:span text:style-name="T2">Web </text:span><text:span text:style-name="T23">através de metodologias para tratar riscos e ameaças.</text:span></text:p>
      <text:p text:style-name="P42"><text:span text:style-name="T51">Os autores </text:span><text:span text:style-name="T52">C</text:span><text:span text:style-name="T56">eron</text:span><text:span text:style-name="T52"> et al. </text:span><text:span text:style-name="T56">(</text:span><text:span text:style-name="T52">[s.d.]) </text:span><text:span text:style-name="T55">também notaram</text:span><text:span text:style-name="T51"> que </text:span><text:span text:style-name="T53">mecanismos de busca estão sendo usados como uma ferramenta para localizar </text:span><text:span text:style-name="T9">sites</text:span><text:span text:style-name="T53"> vulneráveis. Algumas aplicações como </text:span><text:span text:style-name="T9">webmail</text:span><text:span text:style-name="T53">, aplicativos de gerenciamento remoto, fórum de discussões entre outros, contém as mesmas vulnerabilidades, sendo elas, </text:span><text:span text:style-name="T9">Cross Site Scripting, SQL Injection, Directory Transversal, </text:span><text:span text:style-name="T53">entre outras</text:span><text:span text:style-name="T9">. </text:span><text:span text:style-name="T53">Atualmente, </text:span><text:span text:style-name="T54">para analisar as técnicas de ataque, estão sendo projetadas ferramentas como o </text:span><text:span text:style-name="T53">PHP </text:span><text:soft-page-break/><text:span text:style-name="T53">Honeypot Project (PHP.HoP), </text:span><text:span text:style-name="T54">que </text:span><text:span text:style-name="T53">emulam aplicações web vulneráveis e coletam informações sobre os acessos.</text:span></text:p>
      <text:p text:style-name="P45"><text:span text:style-name="T138">Com os dados coletados, foi possível constatar que em um período de 53 dias, foi totalizado 4902 acessos aos serviços</text:span><text:span text:style-name="T141"> web</text:span><text:span text:style-name="T142">, </text:span><text:span text:style-name="T139">isso sinaliza que há uma alta </text:span><text:span text:style-name="T138">procura por aplicações </text:span><text:span text:style-name="T141">web</text:span><text:span text:style-name="T138"> vulneráveis. </text:span><text:span text:style-name="T139">Mecanismos de busca como o </text:span><text:span text:style-name="T140">G</text:span><text:span text:style-name="T139">oogle e </text:span><text:span text:style-name="T140">Y</text:span><text:span text:style-name="T139">ahoo são ferramentas de sondagem para portas e aplicações, é uma técnica eficiente, pois mecanismos tradicionais de segurança não a detecta.</text:span></text:p>
      <text:p text:style-name="P45"><text:span text:style-name="T23">O </text:span><text:span text:style-name="T33">autor </text:span><text:span text:style-name="T34">Monteverde</text:span><text:span text:style-name="T35"> </text:span><text:span text:style-name="T34">(</text:span><text:span text:style-name="T35">2014) </text:span><text:span text:style-name="T33">defende que, o aumento do uso de aplicações </text:span><text:span text:style-name="T6">Web</text:span><text:span text:style-name="T33">, facilitou </text:span><text:span text:style-name="T36">não só a </text:span><text:span text:style-name="T37">se </text:span><text:span text:style-name="T36">consolidar como um dos principais meios de comunicação mas também</text:span><text:span text:style-name="T33"> </text:span><text:span text:style-name="T36">a expansão</text:span><text:span text:style-name="T33"> dos ataques a segurança, por outro lado, conhecer as principais vulnerabilidades, permite estabelecer medidas preventivas para garantir a segurança das aplicações, </text:span><text:span text:style-name="T38">executando,</text:span><text:span text:style-name="T36"> por exemplo, os pilares centrais da segurança. </text:span><text:span text:style-name="T38">Mas a</text:span><text:span text:style-name="T39">final o que são vulnerabilidades? São condições que podem virar falhas de segurança quando exploradas por alguém mal-intencionado. Elas são construídas ao longo do desenvolvimento a partir de uma s</text:span><text:span text:style-name="T38">é</text:span><text:span text:style-name="T39">rie de fatores, por exemplo, prazos curtos para entrega do trabalho, </text:span><text:span text:style-name="T38">falta de qualificação técnica dos desenvolvedores ou até mesmo uma ausência de revisão contínua e atualizações. </text:span><text:span text:style-name="T40">Entender essas falhas e resolv</text:span><text:span text:style-name="T41">ê</text:span><text:span text:style-name="T40">-las é o principal passo a ser tomado para evitar custos futuros com manutenção.</text:span></text:p>
      <text:p text:style-name="P45"><text:span text:style-name="T42">De acordo com o autor </text:span><text:span text:style-name="T34">Taha</text:span><text:span text:style-name="T35"> </text:span><text:span text:style-name="T34">(</text:span><text:span text:style-name="T35">2017), </text:span><text:span text:style-name="T43">g</text:span><text:span text:style-name="T44">rande parte d</text:span><text:span text:style-name="T43">as</text:span><text:span text:style-name="T44"> aplicações armazenam dados sensíveis, </text:span><text:span text:style-name="T45">com</text:span><text:span text:style-name="T44"> isso em mente, foi desenvolvido um guia de testes de segurança usando a metodologia OWASP como base, para ajudar os desenvolvedores em diversos estágios de aprendizado. O guia conta </text:span><text:span text:style-name="T46">com </text:span><text:span text:style-name="T44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">software</text:span><text:span text:style-name="T44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45"><text:span text:style-name="T60">Os aut</text:span><text:span text:style-name="T47">ores </text:span><text:span text:style-name="T35">M</text:span><text:span text:style-name="T48">ontanheiro e</text:span><text:span text:style-name="T35"> C</text:span><text:span text:style-name="T48">arvalho</text:span><text:span text:style-name="T35"> </text:span><text:span text:style-name="T48">(</text:span><text:span text:style-name="T35">2018) </text:span><text:span text:style-name="T47">a</text:span><text:span text:style-name="T60">ssumem que, as equipes de desenvolvimento de sistemas apresentam uma eminente falta de conhecimento e atenção a respeito de segurança da informação, e é claro que isso ocasiona falhas. </text:span><text:soft-page-break/><text:span text:style-name="T60">Uma justificativa para esse erro, é que cada vez mais o</text:span><text:span text:style-name="T61">s</text:span><text:span text:style-name="T60"> </text:span><text:span text:style-name="T10">softwares</text:span><text:span text:style-name="T60"> são desenvolvidos em um prazo curto de tempo e são mais complexos. Então, os gestores optam por poupar custo e tempo, deixando a segurança como um acessório e não prioridade. </text:span><text:span text:style-name="T62">Contudo,</text:span><text:span text:style-name="T63"> toda a equipe de desenvolvimento deveria receber um treinamento sobre o assunto, com a finalidade de mitigar os riscos nas aplicações e entender como as falhas podem gerar vulnerabilidades.</text:span></text:p>
      <text:p text:style-name="P45"><text:span text:style-name="T49">Isso é comprovado</text:span><text:span text:style-name="T64"> pelos autores </text:span><text:span text:style-name="T52">C</text:span><text:span text:style-name="T56">osta</text:span><text:span text:style-name="T52"> et al. </text:span><text:span text:style-name="T56">(</text:span><text:span text:style-name="T52">2018), </text:span><text:span text:style-name="T65">que em </text:span><text:span text:style-name="T66">uma entrevista com desenvolvedores </text:span><text:span text:style-name="T11">web</text:span><text:span text:style-name="T66">, </text:span><text:span text:style-name="T67">visando </text:span><text:span text:style-name="T66">mensurar o nível de conhecimento </text:span><text:span text:style-name="T67">dos programadores em identificar, analisar e corrigir ameaças a segurança do código, </text:span><text:span text:style-name="T65">recolheu dados alarmantes</text:span><text:span text:style-name="T67">. Dos sessenta resultados obtidos pelo </text:span><text:span text:style-name="T12">survey, 73</text:span><text:span text:style-name="T67">% são respostas de profissionais com mais de 3 anos de experiência </text:span><text:span text:style-name="T59">e</text:span><text:span text:style-name="T67"> 57% contém curso superior. </text:span><text:span text:style-name="T59">Mesmo assim</text:span><text:span text:style-name="T57">, a pesquisa revela que os motivos para não </text:span><text:span text:style-name="T67">implementação de prevenç</text:span><text:span text:style-name="T57">ões contra os</text:span><text:span text:style-name="T67"> ataques são: falta de conhecimento </text:span><text:span text:style-name="T57">em </text:span><text:span text:style-name="T67">92%; prazos muito </text:span><text:span text:style-name="T57">a</text:span><text:span text:style-name="T67">pertados </text:span><text:span text:style-name="T57">em </text:span><text:span text:style-name="T67">70% e baixa prioridade em 47%.</text:span></text:p>
      <text:p text:style-name="P45"><text:span text:style-name="T57">Além disso, </text:span><text:span text:style-name="T58">90% dos entrevistados </text:span><text:span text:style-name="T57">disseram que</text:span><text:span text:style-name="T58"> a formação acadêmica não </text:span><text:span text:style-name="T57">oferece</text:span><text:span text:style-name="T58"> uma preparação adequada para lidar com segurança, </text:span><text:span text:style-name="T57">outros </text:span><text:span text:style-name="T58">50% considera o ensino insuficiente, enquanto 37,5% afirmam que o assunto não foi abordado em sua formação. D</text:span><text:span text:style-name="T57">os que conhecem o assunto, 47% aprenderam através de livros, cursos ou documentações oficiais, enquanto 17%, aprenderam com a prática da profissão.</text:span><text:span text:style-name="T58"> </text:span><text:span text:style-name="T57">E a</text:span><text:span text:style-name="T58">penas 30% afirmaram ter aprendido durante a formação acadêmica. </text:span><text:span text:style-name="T57">São números extremamente alarmantes </text:span><text:span text:style-name="T59">quando </text:span><text:span text:style-name="T57">esses profissionais desenvolvem diversos aplicativos, desde redes sociais até aplicativos de bancos, logo, isso pode afetar a vida de qualquer um e fazer diversos estragos.</text:span></text:p>
      <text:p text:style-name="P21"/>
      <text:h text:style-name="Heading_20_1" text:outline-level="1"><text:bookmark-start text:name="__RefHeading___Toc1532_722870434"/>2 CONCEITOS BÁSICOS SOBRE O TEMA EM ESTUDO<text:bookmark-end text:name="__RefHeading___Toc1532_722870434"/></text:h>
      <text:p text:style-name="Heading_20_2"><text:bookmark-start text:name="__RefHeading___Toc1660_722870434"/>2.1 SEGURANÇA DA INFORMAÇÃO<text:bookmark-end text:name="__RefHeading___Toc1660_722870434"/></text:p>
      <text:p text:style-name="Standard"><text:bookmark text:name="docs-internal-guid-3686d2be-7fff-26f7-8619-921992733baf"/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/text:p>
      <text:p text:style-name="P46"><text:soft-page-break/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46">Em resumo, ao levantar essas questões, pode-se chegar a um final absoluto, quem está cuidado dessas informações valiosas? As organizações pelas quais se navega e acessa todos os dias. São elas as responsáveis pelos dados coletados em suas plataformas.</text:p>
      <text:p text:style-name="Standard">Enfim, o que seria Segurança da Informação? Segundo <text:span text:style-name="T151">Fontes (2017)</text:span>, é um conjunto de regras e ações que tem por razão proteger a informação. Sua existência coopera para que o sentido do que foi oferecido seja preservado para as empresas e organizações ou indivíduos.</text:p>
      <text:p text:style-name="Standard"/>
      <text:p text:style-name="Heading_20_2"><text:bookmark-start text:name="__RefHeading___Toc1658_722870434"/>2.2 PILARES DA SEGURANÇA<text:bookmark-end text:name="__RefHeading___Toc1658_722870434"/></text:p>
      <text:p text:style-name="Standard"><text:bookmark text:name="docs-internal-guid-4e15cdb0-7fff-17ac-8190-0bcbc0907e38"/><text:tab/>Para que a Segurança da Informação seja garantida, são necessários alguns pilares. Sendo eles: Disponibilidade, Integridade, Confidencialidade e Autenticidade.</text:p>
      <text:p text:style-name="Standard"><text:tab/>A Disponibilidade garante que o acesso ao serviço desejado esteja funcionando. Um ataque que afeta diretamente este pilar, é o DDoS, que significa em português 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p>
      <text:p text:style-name="Standard">Já a Integridade cuida para que as informações não sejam alteradas ou apagadas sem que o dono dessas informações faça isso. De acordo com Dantas (2011), a Integridade é afetada quando ocorre inserções, substituições ou exclusões no assunto da informação, ou quando há alterações nas permissões de acesso de um arquivo restrito.</text:p>
      <text:p text:style-name="Standard"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Standard"><text:soft-page-break/>Por último, a Autenticidade específica que as entidades envolvidas no processo de comunicação sejam elas mesmas, e que a informação passada não seja modificada após seu envio.</text:p>
      <text:p text:style-name="Standard">Além dos quatro pilares citados, existem alguns tópicos ligados a Segurança da Informação, como, Não Repudio, quando o individuo nega que a algo foi enviada por ele; Auditoria, registrar as ações que ocorreram na rede, para que no futuro sejam verificadas as irregularidades; e Legalidade, a informação armazenada deve estar de acordo com as leis atuais do seu tempo.</text:p>
      <text:p text:style-name="P20"/>
      <text:h text:style-name="Heading_20_1" text:outline-level="1"><text:bookmark-start text:name="__RefHeading___Toc1534_722870434"/><text:span text:style-name="T135">3</text:span><text:span text:style-name="T133"> </text:span><text:span text:style-name="T134">DESENVOLVIMENTO</text:span><text:bookmark-end text:name="__RefHeading___Toc1534_722870434"/></text:h>
      <text:p text:style-name="Standard"><text:span text:style-name="T125"><text:tab/></text:span><text:span text:style-name="T131">Dando</text:span><text:span text:style-name="T127"> início a parte prática da aplicação, serão necessárias algumas ferramentas e tecnologias, </text:span><text:span text:style-name="T128">neste capítulo será descrito quais são estes requisi</text:span><text:span text:style-name="T129">t</text:span><text:span text:style-name="T128">os técnicos e suas respectivas funções.</text:span></text:p>
      <text:p text:style-name="P23"/>
      <text:p text:style-name="Heading_20_2"><text:bookmark-start text:name="__RefHeading___Toc1656_722870434"/><text:span text:style-name="T148">3</text:span>.1 MATERIAIS E MÉTODOS <text:bookmark-end text:name="__RefHeading___Toc1656_722870434"/></text:p>
      <text:p text:style-name="Standard"><text:span text:style-name="T127"><text:tab/>O desenvolvimento do trabalho será feito com</text:span><text:span text:style-name="T125"> a linguage</text:span><text:span text:style-name="T132">m</text:span><text:span text:style-name="T125"> de prog</text:span><text:span text:style-name="T126">r</text:span><text:span text:style-name="T125">amação, PHP e </text:span><text:span text:style-name="T132">a linguagem de </text:span><text:span text:style-name="T112">scripting</text:span><text:span text:style-name="T132">,</text:span><text:span text:style-name="T125"> JavaScript, Apache como servidor</text:span><text:span text:style-name="T111"> web</text:span><text:span text:style-name="T125">, </text:span><text:span text:style-name="T126">My</text:span><text:span text:style-name="T125">SQL para o gerenciamento do banco de dados, </text:span><text:span text:style-name="T126">VirtualBox para a virtualização do ambiente de ataque, </text:span><text:span text:style-name="T127">DVWA </text:span><text:span text:style-name="T132">p</text:span><text:span text:style-name="T127">ara desenvolver a aplicação vu</text:span><text:span text:style-name="T129">l</text:span><text:span text:style-name="T127">ner</text:span><text:span text:style-name="T129">á</text:span><text:span text:style-name="T127">vel, </text:span><text:span text:style-name="T130">NetBeans como ambiente de </text:span><text:span text:style-name="T132">edição de código</text:span><text:span text:style-name="T125"> e o Bootstrap para o design </text:span><text:span text:style-name="T127">do sistema.</text:span></text:p>
      <text:p text:style-name="Standard"><text:span text:style-name="T149"><text:tab/>Além d</text:span>os requisitos citados, será necessário também infraestrutura de rede para o desenvolvimento e pesquisa do trabalho e um computador que <text:span text:style-name="T149">execute a aplicação.</text:span></text:p>
      <text:p text:style-name="P22"/>
      <text:p text:style-name="Heading_20_2"><text:bookmark-start text:name="__RefHeading___Toc1654_722870434"/>3.2 DESCRIÇÃO DAS PRINCIPAIS FERRAMENTAS<text:bookmark-end text:name="__RefHeading___Toc1654_722870434"/></text:p>
      <text:p text:style-name="P47">Abaixo, será descrito as ferramentas utilizadas e suas funcionalidades.</text:p>
      <text:p text:style-name="Heading_20_2"><text:bookmark-start text:name="__RefHeading___Toc1652_722870434"/><text:soft-page-break/>3.2.1 APACHE<text:bookmark-end text:name="__RefHeading___Toc1652_722870434"/></text:p>
      <text:p text:style-name="Standard"><text:span text:style-name="T24">O servidor </text:span><text:span text:style-name="T3">web</text:span><text:span text:style-name="T24"> Apache mantém quase 50% das páginas na internet ativas. Ele tem seu código fonte aberto e também é multiplataformas. Foi criado em 1995, por Rob McCool.</text:span></text:p>
      <text:p text:style-name="Standard">O nome Apache vem em das tribos de nativos americanos, que lutaram e restiram aos ataques sofridos, em semelhança a comunidade de software livre.</text:p>
      <text:p text:style-name="Standard"><text:span text:style-name="T25">Segundo o autor </text:span><text:span text:style-name="T31">Marcelo (2005)</text:span><text:span text:style-name="T25">, as principais vantagens desse servidor são, suporte a autenticação baseada em HTTP, </text:span><text:span text:style-name="T4">Logs </text:span><text:span text:style-name="T25">customizáveis, configuração rápida e simples, entre outros.</text:span></text:p>
      <text:p text:style-name="P48"/>
      <text:p text:style-name="Heading_20_2"><text:bookmark-start text:name="__RefHeading___Toc1650_722870434"/><text:span text:style-name="T68">3.2.2 </text:span><text:span text:style-name="T70">BOOTSTRAP</text:span><text:bookmark-end text:name="__RefHeading___Toc1650_722870434"/></text:p>
      <text:p text:style-name="Standard"><text:span text:style-name="T26">Bootstrap é um </text:span><text:span text:style-name="T5">framework</text:span><text:span text:style-name="T26"> de desenvolvimento </text:span><text:span text:style-name="T5">web</text:span><text:span text:style-name="T26"> </text:span><text:span text:style-name="T27">de código aberto, </text:span><text:span text:style-name="T26">baseado em </text:span><text:span text:style-name="T30">HTML, CSS</text:span><text:span text:style-name="T26"> e </text:span><text:span text:style-name="T30">J</text:span><text:span text:style-name="T26">ava</text:span><text:span text:style-name="T30">S</text:span><text:span text:style-name="T26">cript que facilita o design do site e também contribui para que o usuário </text:span><text:span text:style-name="T27">se </text:span><text:span text:style-name="T26">sinta </text:span><text:span text:style-name="T50">mais à vontade</text:span><text:span text:style-name="T27">,</text:span><text:span text:style-name="T26"> facilidade e segurança usando a aplicação, </text:span><text:span text:style-name="T27">segundo o </text:span><text:span text:style-name="T28">autor do site</text:span><text:span text:style-name="T27">, </text:span><text:span text:style-name="T152">C</text:span><text:span text:style-name="T153">ontributors</text:span><text:span text:style-name="T152">, [s.d.]</text:span><text:span text:style-name="T27">.</text:span></text:p>
      <text:p text:style-name="P25"/>
      <text:p text:style-name="Heading_20_2"><text:bookmark-start text:name="__RefHeading___Toc1648_722870434"/><text:span text:style-name="T68">3.2.3 </text:span><text:span text:style-name="T70">DVWA</text:span><text:bookmark-end text:name="__RefHeading___Toc1648_722870434"/></text:p>
      <text:p text:style-name="Standard"><text:span text:style-name="T28">DVWA (Damn Vulnerable Web App), é uma aplicação propositalmente vulnerável, baseada em PHP e MySQL. Segundo </text:span><text:span text:style-name="T29">o autor do site da aplicação DVWA, [s.d.], seus principais objetivos são ajudar os profissionais da área de segurança a testar suas habilidades sem prejudicar os usuários ou outros programadores, também ajudar os pro</text:span><text:span text:style-name="T31">fissionais</text:span><text:span text:style-name="T29"> </text:span><text:span text:style-name="T31">a</text:span><text:span text:style-name="T29"> entender como proteger uma aplicação.</text:span></text:p>
      <text:p text:style-name="P25"/>
      <text:p text:style-name="Heading_20_2"><text:bookmark-start text:name="__RefHeading___Toc1646_722870434"/><text:span text:style-name="T68">3.2.4 </text:span><text:span text:style-name="T70">JAVASCRIPT</text:span><text:bookmark-end text:name="__RefHeading___Toc1646_722870434"/></text:p>
      <text:p text:style-name="Standard"><text:span text:style-name="T30">JavaScript é uma linguagem de </text:span><text:span text:style-name="T8">scripting</text:span><text:span text:style-name="T30">, </text:span><text:span text:style-name="T31">como o próprio nome diz,</text:span><text:span text:style-name="T30"> </text:span><text:span text:style-name="T31">ela</text:span><text:span text:style-name="T30"> trabalha </text:span><text:span text:style-name="T31">em conjunto com</text:span><text:span text:style-name="T30"> o HTML e o CSS, </text:span><text:span text:style-name="T32">sua sintaxe se parece muito com a linguagem C, </text:span><text:span text:style-name="T31">permitindo</text:span><text:span text:style-name="T30"> a interação das páginas com o usuário. Pode ser usada do lado do cliente, mas também do lado do servidor.</text:span></text:p>
      <text:p text:style-name="Standard"><text:soft-page-break/>Segundo o autor <text:span text:style-name="T155">Prescotti (2016)</text:span>, <text:span text:style-name="T155">seu nome não indica uma extensão do Java, que é linguagem de programação muito mais complexa. Logo, seu nome apenas vem de um momento em que a linguagem Java estava em seu auge, então resolveram renomeá-la, </text:span><text:span text:style-name="T156">já que antes se chamava LiveScript.</text:span></text:p>
      <text:p text:style-name="P25"/>
      <text:p text:style-name="Heading_20_2"><text:bookmark-start text:name="__RefHeading___Toc1644_722870434"/><text:span text:style-name="T68"><text:tab/>3.2.5 </text:span><text:span text:style-name="T70">MYSQL</text:span><text:bookmark-end text:name="__RefHeading___Toc1644_722870434"/></text:p>
      <text:p text:style-name="Standard"><text:span text:style-name="T72"><text:tab/>MySQL é </text:span><text:span text:style-name="T73">um</text:span><text:span text:style-name="T72"> </text:span><text:span text:style-name="T75">servidor</text:span><text:span text:style-name="T72"> de banco de dados, </text:span><text:span text:style-name="T73">ele é o</text:span><text:span text:style-name="T72"> mais utilizado no mundo, </text:span><text:span text:style-name="T77">e</text:span><text:span text:style-name="T73">m razão de</text:span><text:span text:style-name="T72"> ser multiplataformas, rápido e ter o código-fonte aberto, </text:span><text:span text:style-name="T73">isso acaba chamando</text:span><text:span text:style-name="T72"> a atenção de muitos programadores. </text:span></text:p>
      <text:p text:style-name="Standard"><text:span text:style-name="T72"><text:tab/></text:span><text:span text:style-name="T75">A linguagem SQL, como defende o autor </text:span><text:span text:style-name="T76">Gonzaga (2000)</text:span><text:span text:style-name="T75">, é uma linguagem padronizada que facilita o armazenamento e o acesso às informações</text:span><text:span text:style-name="T72">.</text:span></text:p>
      <text:p text:style-name="Standard"><text:tab/>Ele foi <text:span text:style-name="T154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Standard"><text:span text:style-name="T72"><text:tab/>De acordo com o autor Gonçalves (2007), o MySQL foi desenvolvido quando se precisava de um sistema de banco de dados rápido e flexível. </text:span><text:span text:style-name="T73">Ele acabou sendo desenvolvido com base em um sistema chamado</text:span><text:span text:style-name="T72"> Msql.</text:span></text:p>
      <text:p text:style-name="P24"/>
      <text:p text:style-name="Heading_20_2"><text:bookmark-start text:name="__RefHeading___Toc1642_722870434"/><text:span text:style-name="T70">3.2.6 </text:span><text:span text:style-name="T71">NETBEANS IDE</text:span><text:bookmark-end text:name="__RefHeading___Toc1642_722870434"/></text:p>
      <text:p text:style-name="Standard"><text:span text:style-name="T72">De</text:span><text:span text:style-name="T73"> início</text:span><text:span text:style-name="T72">, é necessário entender o que IDE. O autor Severo (2005) explica que IDE é um ambiente integrado de desenvolvimento, ou seja, é um conjunto de funcionalidades </text:span><text:span text:style-name="T73">e atalhos</text:span><text:span text:style-name="T72"> que ajuda o programador a desenvolver seu trabalho.</text:span></text:p>
      <text:p text:style-name="Standard"><text:span text:style-name="T73">Por consequência desse ambiente ser um meio facilitador para os profissionais da área, e</text:span><text:span text:style-name="T72">xistem diversas IDEs disponíveis, porém, o NetBeans é considerada uma das melhores </text:span><text:span text:style-name="T73">na categoria</text:span><text:span text:style-name="T72"> de código aberto do mercado, trazendo ferramentas que ajuda, </text:span><text:span text:style-name="T77">por exemplo,</text:span><text:span text:style-name="T72"> em como mostrar falhas na digitação, variáveis não declaradas, métodos inexistentes, entre outras.</text:span></text:p>
      <text:p text:style-name="P24"/>
      <text:p text:style-name="Heading_20_2"><text:bookmark-start text:name="__RefHeading___Toc1640_722870434"/><text:soft-page-break/><text:span text:style-name="T68"><text:tab/>3.2.</text:span><text:span text:style-name="T71">7</text:span><text:span text:style-name="T68"> </text:span><text:span text:style-name="T70">PHP</text:span><text:bookmark-end text:name="__RefHeading___Toc1640_722870434"/></text:p>
      <text:p text:style-name="P49">O nome PHP vem de um acrônimo recursivo para "PHP: Hypertext Preprocessor", originalmente “Personal Home Page Tools”, criada em 1994, por Rasmus Lerdorf, engenheiro de software e membro da equipe Apache.</text:p>
      <text:p text:style-name="Standard"><text:span text:style-name="T72">Segundo o autor Milani (2010), a ideia inicial de Lerdorf era apenas escrever alguns </text:span><text:span text:style-name="T13">scripts</text:span><text:span text:style-name="T72"> em Perl, para ter estatísticas sobre o acesso ao seu currículo, disponível on-line. </text:span><text:span text:style-name="T74">A</text:span><text:span text:style-name="T72">o passar do tempo, o criador foi aprimorando seu código, até que resolveu escrever algo em linguagem C, que pudesse criar </text:span><text:span text:style-name="T77">outras</text:span><text:span text:style-name="T72"> aplicações </text:span><text:span text:style-name="T13">web</text:span><text:span text:style-name="T72">, o projeto foi batizado de PHP/FI - Personal Home Page/Forms Interpreter. Após isso, o projeto se torn</text:span><text:span text:style-name="T74">ou</text:span><text:span text:style-name="T72"> um sucesso e, em 1997 foi lançada a versão 2.0.</text:span></text:p>
      <text:p text:style-name="Standard">O PHP cria scripts embutidos no HTML do servidor, sendo um módulo oficial do http Apache, ele é multiplataformas, ou seja, se manterá no seu formato original em diversos sistemas.</text:p>
      <text:p text:style-name="P24"/>
      <text:p text:style-name="Heading_20_2"><text:bookmark-start text:name="__RefHeading___Toc1638_722870434"/>3.2.<text:span text:style-name="T150">8</text:span> VIRTUALBOX<text:bookmark-end text:name="__RefHeading___Toc1638_722870434"/></text:p>
      <text:p text:style-name="P50">Antes de saber sobre o software Virtual Box, é necessário entender o que é virtualização de ambiente. Virtualizar um ambiente significa dar características reais a algo abstrato, simular uma realidade sem danificar ou afetar o ambiente original e real.</text:p>
      <text:p text:style-name="Standard">Logo, o VirtualBox desempenha essa tarefa, ele simula uma <text:span text:style-name="T159">máquina</text:span> com um sistema operacional, disco rígido, memória, internet e etc, é possível executar programas dentro deste ambiente.</text:p>
      <text:p text:style-name="Standard"><text:span text:style-name="T102">O autor </text:span><text:span text:style-name="T103">Siqueira (2013)</text:span><text:span text:style-name="T102">, explica que o software em questão é multiplataformas e de código aberto, fornece diversas ferramentas, como, multiprocessamento (capacidade de criar </text:span><text:span text:style-name="T106">máquinas</text:span><text:span text:style-name="T102"> virtuais com diversos processadores), é possível usar USBs conectados na máquina real na virtual, várias resoluções de tela independente da máquina real </text:span><text:span text:style-name="T104">e outros.</text:span></text:p>
      <text:p text:style-name="P26"/>
      <text:p text:style-name="P31"><text:span text:style-name="T69"/></text:p>
      <text:p text:style-name="P14">REFERÊNCIAS</text:p>
      <text:p text:style-name="P56">CARVALHO, Fernanda Ramos et al.. Vulnerabilidades em aplicações web. ​ Revista</text:p>
      <text:p text:style-name="P56">Eletrônica Científica de Ciência da Computação​ , [s.i.], v. 8, n. 1, p.1-1, jul. 2013.</text:p>
      <text:p text:style-name="P56">Disponível em: http://revistas.unifenas.br/index.php/RE3C/article/view/60. Acesso</text:p>
      <text:p text:style-name="P56">em: 20 mar. 2020.</text:p>
      <text:p text:style-name="P56"/>
      <text:p text:style-name="P63">CERON, J. M. et al. Vulnerabilidades em Aplicações Web: uma Análise Baseada nos Dados Coletados em Honeypots. p. 2, [s.d.]. </text:p>
      <text:p text:style-name="P67">CONTRIBUTORS, M. O., Jacob Thornton, and Bootstrap. Bootstrap. Disponível em: https://getbootstrap.com/. Acesso em: 12 ago. 2020. </text:p>
      <text:p text:style-name="P63">COSTA, P. V. et al. Nível de conhecimento de desenvolvedores sobre segurança em aplicações web: Pesquisa e análise. Anais da Escola Regional de Sistemas de Informação do Rio de Janeiro (ERSI-RJ), p. 92–99, 16 out. 2018. </text:p>
      <text:p text:style-name="P62">DANTAS, Marcus Leal. Segurança da informação: uma abordagem focada em gestão de riscos. Olinda: Livro Rápido, p. 5-13, 2011.</text:p>
      <text:p text:style-name="P68">DVWA - aplicativo da Web vulnerável maldito. Disponível em: http://www.dvwa.co.uk/. Acesso em: 12 ago. 2020. </text:p>
      <text:p text:style-name="P62">FONTES, Edison Luiz Gonçalves. Segurança da informação. Saraiva Educação SA, 2017.</text:p>
      <text:p text:style-name="P57">GONÇALVES, Edson. Desenvolvendo Aplicações Web com JSP Servlets, JavaServer Faces, Hibernate, EJB 3 Persistence e Ajax. Rio de Janeiro: Editora Ciência Moderna, 2007.</text:p>
      <text:p text:style-name="P57"/>
      <text:p text:style-name="P54">GONZAGA, Flávio S.; BIRCKAN, Guilherme. Curso de PHP e MySQL. Florianópolis, outubro, 2000.</text:p>
      <text:p text:style-name="P55"/>
      <text:p text:style-name="P36"><text:span text:style-name="T84">L</text:span><text:span text:style-name="Emphasis"><text:span text:style-name="T115">Ü</text:span></text:span><text:span text:style-name="Emphasis"><text:span text:style-name="T116">DERS, Edson; BIANCHINI, David Cidades Inteligentes: Segurança em aplicações WEB em Prefeituras. Aplicações PHP e Cobit 5. p. 4, 2017.</text:span></text:span></text:p>
      <text:p text:style-name="P36"><text:span text:style-name="Emphasis"><text:span text:style-name="T116"/></text:span></text:p>
      <text:p text:style-name="P56">MACHADO, Rodrigo; KREUTZ, Diego; PAZ, Giulliano; RODRIGUES, Gustavo.</text:p>
      <text:p text:style-name="P56">Vazamentos de Dados: Histórico, Impacto Socioeconômico e as Novas Leis de</text:p>
      <text:p text:style-name="P56">Proteção de Dados. In: ESCOLA REGIONAL DE REDES DE COMPUTADORES (ERRC), 17. , 2019 Anais da XVII Escola Regional de Redes de Computadores. Porto Alegre: Sociedade Brasileira de Computação, jan. 2020 . p. 154-159.</text:p>
      <text:p text:style-name="P56"/>
      <text:p text:style-name="P59">MARCELO, Antonio. APACHE: Configurando o servidor WEB para Linux. Brasport, 2005.</text:p>
      <text:p text:style-name="P56"><text:soft-page-break/></text:p>
      <text:p text:style-name="P57">MILANI, André. Construindo Aplicações Web com PHP e MySQL. São Paulo: Novatec Editora, 2010.</text:p>
      <text:p text:style-name="P56"/>
      <text:p text:style-name="P63">MONTANHEIRO, L. S.; CARVALHO, A. M. M. Primeiros passos para o Desenvolvimento Seguro de Aplicações Web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63">MONTEVERDE, W. A. <text:span text:style-name="T143">Estudo e Análise de Vulnerabilidades Web</text:span>. p. 82, 2014. </text:p>
      <text:p text:style-name="P60"><text:span text:style-name="T85">O</text:span><text:span text:style-name="T86">WASP. Quem é a fundação OWASP? Disponível em: https://owasp.org/. Acesso</text:span></text:p>
      <text:p text:style-name="P56">em: 20 mar. 2020.</text:p>
      <text:p text:style-name="P56"/>
      <text:p text:style-name="P59">PRESCOTT, Preston. Programação em JavaScript. Babelcube Inc., 2016.</text:p>
      <text:p text:style-name="P56"/>
      <text:p text:style-name="P57">SEVERO, Carlos Emilio Padilla. NetBeans IDE 4.1: para desenvolvedores que utilizam a tecnologia Java. Rio de Janeiro: Brasport, 2005.</text:p>
      <text:p text:style-name="P57"/>
      <text:p text:style-name="P57"><text:span text:style-name="T117">SIQUEIRA, Luciano Antonio. Máquinas virtuais com VirtualBox. Linux New Media do Brasil E, </text:span><text:span text:style-name="T118">2013</text:span><text:span text:style-name="T117">.</text:span></text:p>
      <text:p text:style-name="P56"/>
      <text:p text:style-name="P63">SOUZA, L. L. D. <text:span text:style-name="T143">Desenvolvimento Seguro de Aplicações Web Seguindo a Metodologia OWASP</text:span>. p. 71, 2012. </text:p>
      <text:p text:style-name="P61"><text:span text:style-name="T86">TAHA, A. M. </text:span><text:span text:style-name="T85">da</text:span><text:span text:style-name="T86"> C. Guia de testes de segurança para aplicações web. 2017. 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36"><text:span text:style-name="Emphasis"><text:span text:style-name="T116"/>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4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erif1" svg:font-family="'Liberation Serif'" style:font-adornments="Regular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0cm" style:auto-text-indent="true"/>
      <style:text-properties style:font-name="Arial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 style:master-page-name="">
      <style:paragraph-properties fo:margin-top="0.3cm" fo:margin-bottom="0.3cm" loext:contextual-spacing="false" style:page-number="auto"/>
      <style:text-properties style:font-name="Arial1" fo:font-family="Arial" style:font-style-name="Itálico" style:font-family-generic="swiss" style:font-pitch="variable" fo:font-size="12pt" fo:font-style="normal" fo:font-weight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default-outline-level="3" style:class="text" style:master-page-name="">
      <style:paragraph-properties fo:margin-top="0.3cm" fo:margin-bottom="0.3cm" loext:contextual-spacing="false" style:page-number="auto">
        <style:tab-stops/>
      </style:paragraph-properties>
      <style:text-properties style:font-name="Arial2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5.2$Linux_X86_64 LibreOffice_project/40$Build-2</meta:generator>
    <dc:date>2020-09-15T21:23:18.535039970</dc:date>
    <meta:editing-duration>PT4H17M</meta:editing-duration>
    <meta:editing-cycles>43</meta:editing-cycles>
    <meta:document-statistic meta:table-count="0" meta:image-count="0" meta:object-count="0" meta:page-count="16" meta:paragraph-count="146" meta:word-count="3475" meta:character-count="22658" meta:non-whitespace-character-count="19251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